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ff: 9093, 6266, 6540, 14505, 7170</text:p>
      <text:p text:style-name="Standard">Bse90: 6875, 4830, 3040, 5015, 4300</text:p>
      <text:p text:style-name="Standard">Erik: 5465, 6351, 4581, 6204, 5963</text:p>
      <text:p text:style-name="Standard">Sigg Luggurd: 5129, 4313, 3011, 5239, 4168</text:p>
      <text:p text:style-name="Standard">Lleveller: 5089, 4103, 3436, 4123, 2912</text:p>
      <text:p text:style-name="Standard">Martin: 5030, 6005, 3065, 5075, 5537</text:p>
      <text:p text:style-name="Standard">Jesse McDermott: 4720, 5420, 2610, 2800, 4165</text:p>
      <text:p text:style-name="Standard">Patrick Zaglauer: 4660, 3455, 2285, 2125, 3586</text:p>
      <text:p text:style-name="Standard">Arne Hong: 4593, 3913, 2698, 4333, 4219</text:p>
      <text:p text:style-name="Standard">Perry Ben: 4370, 5155, 4523, 7835, 5065</text:p>
      <text:p text:style-name="Standard">Kai Svendsen: 4251, 4881, 4815, 4708, 5754</text:p>
      <text:p text:style-name="Standard">Fernando Nits: 4199, 4000, 3454, 4228, 1913</text:p>
      <text:p text:style-name="Standard">Ivica Kiwi: 3968, 3721, 2975, 3626, 5282</text:p>
      <text:p text:style-name="Standard">Johan Blake Jr: 3955, 4995, 4090, 4580, 4625</text:p>
      <text:p text:style-name="Standard">Tommy Ryan: 3947, 4745, 4110, 3126, 4795</text:p>
      <text:p text:style-name="Standard">Philippe Dupont: 3903, 3690, 2331</text:p>
      <text:p text:style-name="Standard">Phil Swift: 3880, (New, 1165)</text:p>
      <text:p text:style-name="Standard">Hildy12: 3760, 5746, 3375, 3880, 4455</text:p>
      <text:p text:style-name="Standard">Scott Andrew Rogers: 3680, 3063, 4135, 3300, 2860</text:p>
      <text:p text:style-name="Standard">Luigi Staino: 3657, 2676, 2906, 1865, 2640</text:p>
      <text:p text:style-name="Standard">Anneli Madaj: 3615, 3415, 3200, 3215, 3345</text:p>
      <text:p text:style-name="Standard">Ozolins: 3505, 3960, 2800, 2020, 2040</text:p>
      <text:p text:style-name="Standard">Raymond Haukås: 3409</text:p>
      <text:p text:style-name="Standard">Norbert Jochymski: 3375, 2900, 2790, 2925, 3250</text:p>
      <text:p text:style-name="Standard">Alexboy: 3340, 4005, 3120, 3840, 3375</text:p>
      <text:p text:style-name="Standard"><text:soft-page-break/>BunnyNorway: 3320, 5100, 2710, 3530, 4250</text:p>
      <text:p text:style-name="Standard">Macke karlsson: 3295, 2837, 3490, 2972, 3308</text:p>
      <text:p text:style-name="Standard">Suser: 3188, (New, 350)</text:p>
      <text:p text:style-name="Standard">Allen Nash: 3154, 3290, 2421, 3958, 3840</text:p>
      <text:p text:style-name="Standard">Melly Yannik: 3150, 4735, 3020, 2040</text:p>
      <text:p text:style-name="Standard">Knut Pedersen: 3131, 6085, 2070, 3135, 5695</text:p>
      <text:p text:style-name="Standard">DarkWin44: 3051, 3539, 3333, 2931, 3214</text:p>
      <text:p text:style-name="Standard">William Olsen o: 2930, 3195, 1335</text:p>
      <text:p text:style-name="Standard">Soglo: 2905, 2815, 2635, 3290, 2445</text:p>
      <text:p text:style-name="Standard">Bob Goossens 1: 2765, 4592, 2744, 2740, 2526</text:p>
      <text:p text:style-name="Standard">Matej Pittermann: 2757, 4693, 2005, 3918, 3059</text:p>
      <text:p text:style-name="Standard">Gareth mckevitt: 2745, 3045, 2345, 2570, 2717</text:p>
      <text:p text:style-name="Standard">Bas Vossen: 2690, 2675, 1173</text:p>
      <text:p text:style-name="Standard">Yoni Navon: 2630, 2260, 2322, 3851, 3199</text:p>
      <text:p text:style-name="Standard">Valdis Dzirnavnieks: 2575, 2585, 1505</text:p>
      <text:p text:style-name="Standard">Fabiano Angelo: 2569, 2618, 2180, 3097, 2168</text:p>
      <text:p text:style-name="Standard">Dave Dingle: 2530, 3735, 2420, 2980, 2279</text:p>
      <text:p text:style-name="Standard">Lasse Bidtnes: 2530, 2420, 2040, 2035, 2422</text:p>
      <text:p text:style-name="Standard">Selvig: 2505, 3380, 2315, 3648, 2800</text:p>
      <text:p text:style-name="Standard">Eran abu: 2290, 2855, 1745</text:p>
      <text:p text:style-name="Standard">Spine: 2273, 4102, 2402, 2580, 2835</text:p>
      <text:p text:style-name="Standard">Maliiik: (kicked out, 2255 ), 3040, 2260, 2575, 3255</text:p>
      <text:p text:style-name="Standard">Giorgio gentili: (kicked out, 1690), 2260, 2345, (New, 1170), 905</text:p>
      <text:p text:style-name="Standard">J Rakstins: (kicked out, 811), 1192</text:p>
      <text:p text:style-name="Standard">Kristian Hoblaj 1, x, (kicked out, 1234), 2816, 1585, 2329</text:p>
      <text:p text:style-name="Standard">Chapt Willy: x(Left), 68, 159, 133, 0</text:p>
      <text:p text:style-name="Standard"><text:soft-page-break/>Ray Stimson: x, x(Left), 3470</text:p>
      <text:p text:style-name="Standard">Roman Jolliot: x, x, (kicked out, 730)</text:p>
      <text:p text:style-name="Standard">Shsha768: x, x, (kicked out, 345)</text:p>
      <text:p text:style-name="Standard">TRAAIAT II: x, x, x(Left), 4442, 3002</text:p>
      <text:p text:style-name="Standard">Cas prd: x, x, x(Left), 3691, 5623</text:p>
      <text:p text:style-name="Standard">Miles Golby: x, x, x(Left), 2650, 2600</text:p>
      <text:p text:style-name="Standard">Joe Cogollos: x, x, x(kicked out), 1650, 2006</text:p>
      <text:p text:style-name="Standard">Ølmheim: x, x, x(kicked out), 1406, 2015</text:p>
      <text:p text:style-name="Standard">Cupa Paco: x, x, x(kicked out), 1245, 725</text:p>
      <text:p text:style-name="Standard">Denis Bisliuk: x, x, x(kicked out), 670, 290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1" meta:word-count="405" meta:character-count="2398" meta:non-whitespace-character-count="2054"/>
    <meta:generator>LibreOfficeDev/6.0.5.2$Linux_X86_64 LibreOffice_project/</meta:generator>
  </office:meta>
</office:document-meta>
</file>